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4a2" officeooo:paragraph-rsid="001bb4a2"/>
    </style:style>
    <style:style style:name="P2" style:family="paragraph" style:parent-style-name="Standard">
      <style:text-properties officeooo:paragraph-rsid="001bb4a2"/>
    </style:style>
    <style:style style:name="P3" style:family="paragraph" style:parent-style-name="Standard">
      <style:text-properties officeooo:rsid="001e2dca" officeooo:paragraph-rsid="001e2dca"/>
    </style:style>
    <style:style style:name="T1" style:family="text">
      <style:text-properties officeooo:rsid="001bb4a2"/>
    </style:style>
    <style:style style:name="T2" style:family="text">
      <style:text-properties officeooo:rsid="001cc554"/>
    </style:style>
    <style:style style:name="T3" style:family="text">
      <style:text-properties officeooo:rsid="001e2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illensnation da eine Kulturnation eine gemeinsame Abstammung, Kultur und geschichte haben, was in Österreich nicht der fall ist.</text:p>
      <text:p text:style-name="P1">1. Österreich ist ein Nationalstaat da die Amtssprache deutsch ist und der großteil der Einwohner die Österreichische Staatsbürgerschaft haben.</text:p>
      <text:p text:style-name="P1">2.</text:p>
      <text:p text:style-name="P1"><text:tab/>Demokratie</text:p>
      <text:p text:style-name="P1"><text:tab/>Freiheit</text:p>
      <text:p text:style-name="P1"><text:tab/>Bildung</text:p>
      <text:p text:style-name="P1"><text:tab/>Menschenrechte</text:p>
      <text:p text:style-name="P1"><text:tab/>Gewaltentrennung</text:p>
      <text:p text:style-name="P1">3.</text:p>
      <text:p text:style-name="P1"><text:tab/>Demokratie</text:p>
      <text:p text:style-name="P1"><text:tab/>Freiheit</text:p>
      <text:p text:style-name="P1"><text:tab/>Bildung</text:p>
      <text:p text:style-name="P1"><text:tab/>Gewaltentrennung</text:p>
      <text:p text:style-name="P1"><text:tab/>Menschenrechte</text:p>
      <text:p text:style-name="P1"/>
      <text:p text:style-name="P1">4. EU</text:p>
      <text:p text:style-name="P1"><text:tab/>Demokratie</text:p>
      <text:p text:style-name="P1"><text:tab/>Gleichheit</text:p>
      <text:p text:style-name="P1"><text:tab/>Solidatität</text:p>
      <text:p text:style-name="P1"><text:tab/>Gewaltentrennung</text:p>
      <text:p text:style-name="P1"><text:tab/>Freiheit</text:p>
      <text:p text:style-name="P1"><text:s text:c="3"/>Welt</text:p>
      <text:p text:style-name="P1"><text:tab/>Bildung</text:p>
      <text:p text:style-name="P1"><text:tab/>Menschenrechte</text:p>
      <text:p text:style-name="P1"><text:tab/>Wohlstand</text:p>
      <text:p text:style-name="P1"><text:tab/>Freiheit</text:p>
      <text:p text:style-name="P1"><text:tab/>Freie Medien</text:p>
      <text:p text:style-name="P2"><text:span text:style-name="T1">5. </text:span><text:span text:style-name="T2">Ich denke nicht , dass die </text:span>Renaissance <text:span text:style-name="T2">des Nationalismus eine gefahr darstellt da die Welt in der Vergangenheit schon gesehen hat wozu der Nationalismus fähig ist. </text:span><text:span text:style-name="T3">Um einer möglichen gefahr entgegen zu wirken wäre es möglich, dass die verschiedenen Länder sich zu verbünden damit sie selber einen Nachteil haben wenn sie jemanden angreifen.</text:span></text:p>
      <text:p text:style-name="P2"/>
      <text:p text:style-name="P2"/>
      <text:p text:style-name="P3">2. Blatt</text:p>
      <text:p text:style-name="P3">Patriotismus</text:p>
      <text:p text:style-name="P3">Patriotismus</text:p>
      <text:p text:style-name="P3">Chauvinismus</text:p>
      <text:p text:style-name="P3">Patriotismus</text:p>
      <text:p text:style-name="P3">Chauvinismus</text:p>
      <text:p text:style-name="P3">Chauvinism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2:49:27.834873728</meta:creation-date>
    <dc:date>2022-12-23T13:07:27.246531858</dc:date>
    <meta:editing-duration>PT7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26" meta:character-count="949" meta:non-whitespace-character-count="834"/>
  </office:meta>
</office:document-meta>
</file>